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color="#127622" loext:opacity="100%" fo:font-size="24pt" fo:font-weight="bold"/>
    </style:style>
    <style:style style:name="T1" style:family="text">
      <style:text-properties fo:font-weight="normal"/>
    </style:style>
    <style:style style:name="T2" style:family="text">
      <style:text-properties style:use-window-font-color="true" loext:opacity="0%" fo:font-weight="normal"/>
    </style:style>
    <style:style style:name="T3" style:family="text">
      <style:text-properties style:use-window-font-color="true" loext:opacity="0%" fo:font-size="12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!</text:p>
      <text:p text:style-name="P1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bre Developer</meta:initial-creator>
    <meta:creation-date>2023-07-01T15:50:19.870190082</meta:creation-date>
    <dc:date>2023-07-01T15:50:44.578512812</dc:date>
    <dc:creator>Libre Developer</dc:creator>
    <meta:editing-duration>PT25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7.5.3.2$Linux_X86_64 LibreOffice_project/50$Build-2</meta:generator>
  </office:meta>
</office:document-meta>
</file>